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4-12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2-01-1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979466666667" calcext:value-type="float">
            <text:p>6.56979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155716129032" calcext:value-type="float">
            <text:p>6.7315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78167741936" calcext:value-type="float">
            <text:p>7.0407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94296774194" calcext:value-type="float">
            <text:p>7.8519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3896" calcext:value-type="float">
            <text:p>7.8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731561290323" calcext:value-type="float">
            <text:p>8.1173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87561290323" calcext:value-type="float">
            <text:p>8.0258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32864" calcext:value-type="float">
            <text:p>7.80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535612903226" calcext:value-type="float">
            <text:p>7.3353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548" calcext:value-type="float">
            <text:p>6.79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104283870968" calcext:value-type="float">
            <text:p>6.4510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725228571429" calcext:value-type="float">
            <text:p>6.42725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211" calcext:value-type="float">
            <text:p>6.641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453548387097" calcext:value-type="float">
            <text:p>6.9145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91264516129" calcext:value-type="float">
            <text:p>7.759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5156" calcext:value-type="float">
            <text:p>7.7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841522580645" calcext:value-type="float">
            <text:p>7.6484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606116129032" calcext:value-type="float">
            <text:p>7.7160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3768" calcext:value-type="float">
            <text:p>7.43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28335483871" calcext:value-type="float">
            <text:p>7.2692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75808" calcext:value-type="float">
            <text:p>6.90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64232258065" calcext:value-type="float">
            <text:p>6.6386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900993103448" calcext:value-type="float">
            <text:p>6.60900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08567741936" calcext:value-type="float">
            <text:p>6.80608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615483870968" calcext:value-type="float">
            <text:p>6.9661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88424" calcext:value-type="float">
            <text:p>7.29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38606451613" calcext:value-type="float">
            <text:p>7.4273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77096" calcext:value-type="float">
            <text:p>7.2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78761290323" calcext:value-type="float">
            <text:p>7.7027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489238709678" calcext:value-type="float">
            <text:p>8.02489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88816" calcext:value-type="float">
            <text:p>8.01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042761290323" calcext:value-type="float">
            <text:p>7.8704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51416" calcext:value-type="float">
            <text:p>7.30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0103" calcext:value-type="float">
            <text:p>6.920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967690322581" calcext:value-type="float">
            <text:p>7.0996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092567741936" calcext:value-type="float">
            <text:p>7.4309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43968" calcext:value-type="float">
            <text:p>7.5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242348387097" calcext:value-type="float">
            <text:p>7.5424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7976" calcext:value-type="float">
            <text:p>8.23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817109677419" calcext:value-type="float">
            <text:p>8.4481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750683870968" calcext:value-type="float">
            <text:p>7.8775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8304" calcext:value-type="float">
            <text:p>7.2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16670967742" calcext:value-type="float">
            <text:p>7.1471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28416" calcext:value-type="float">
            <text:p>6.68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44129032258" calcext:value-type="float">
            <text:p>6.4804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24992" calcext:value-type="float">
            <text:p>6.43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35295483871" calcext:value-type="float">
            <text:p>6.6335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553625806452" calcext:value-type="float">
            <text:p>6.7855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68848" calcext:value-type="float">
            <text:p>6.9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70193548387" calcext:value-type="float">
            <text:p>6.9927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7344" calcext:value-type="float">
            <text:p>7.19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286375" calcext:value-type="float">
            <text:p>7.6728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016748387097" calcext:value-type="float">
            <text:p>7.7801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6792" calcext:value-type="float">
            <text:p>7.49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282941935484" calcext:value-type="float">
            <text:p>6.8328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6" meta:object-count="0"/>
    <meta:user-defined meta:name="AppVersion">3.0</meta:user-defined>
  </office:meta>
</office:document-meta>
</file>